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1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ovi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ttendance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date" office:date-value="2023-02-08" calcext:value-type="date">
            <text:p>08.02.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ortex</text:p>
          </table:table-cell>
          <table:table-cell office:value-type="date" office:date-value="2023-02-07" calcext:value-type="date">
            <text:p>07.02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angle of Sadness</text:p>
          </table:table-cell>
          <table:table-cell office:value-type="date" office:date-value="2023-02-01" calcext:value-type="date">
            <text:p>01.02.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o in Paris die Sonne aufgeht</text:p>
          </table:table-cell>
          <table:table-cell office:value-type="date" office:date-value="2023-01-31" calcext:value-type="date">
            <text:p>31.01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 Gun Maverick</text:p>
          </table:table-cell>
          <table:table-cell office:value-type="date" office:date-value="2023-01-26" calcext:value-type="date">
            <text:p>26.01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other Side of the River</text:p>
          </table:table-cell>
          <table:table-cell office:value-type="date" office:date-value="2023-01-25" calcext:value-type="date">
            <text:p>25.01.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orrow</text:p>
          </table:table-cell>
          <table:table-cell office:value-type="date" office:date-value="2023-01-24" calcext:value-type="date">
            <text:p>24.0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r beste Film aller Zeiten</text:p>
          </table:table-cell>
          <table:table-cell office:value-type="date" office:date-value="2023-01-18" calcext:value-type="date">
            <text:p>18.01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iye Kurnaz vs. George W. Bush</text:p>
          </table:table-cell>
          <table:table-cell office:value-type="date" office:date-value="2023-01-17" calcext:value-type="date">
            <text:p>17.01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utsauger </text:p>
          </table:table-cell>
          <table:table-cell office:value-type="date" office:date-value="2023-01-12" calcext:value-type="date">
            <text:p>12.01.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ger and Dragon</text:p>
          </table:table-cell>
          <table:table-cell office:value-type="date" office:date-value="2023-01-11" calcext:value-type="date">
            <text:p>11.0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office:value-type="date" office:date-value="2023-01-10" calcext:value-type="date">
            <text:p>10.01.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as Licht aus dem die Träume sind</text:p>
          </table:table-cell>
          <table:table-cell office:value-type="date" office:date-value="2022-12-14" calcext:value-type="date">
            <text:p>14.12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ectrical Life of Louis Wain</text:p>
          </table:table-cell>
          <table:table-cell office:value-type="date" office:date-value="2022-12-13" calcext:value-type="date">
            <text:p>13.12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e Odyssee</text:p>
          </table:table-cell>
          <table:table-cell office:value-type="date" office:date-value="2022-12-08" calcext:value-type="date">
            <text:p>08.1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eyboys</text:p>
          </table:table-cell>
          <table:table-cell office:value-type="date" office:date-value="2022-12-07" calcext:value-type="date">
            <text:p>07.12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'Événement</text:p>
          </table:table-cell>
          <table:table-cell office:value-type="date" office:date-value="2022-12-06" calcext:value-type="date">
            <text:p>06.12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gville</text:p>
          </table:table-cell>
          <table:table-cell office:value-type="date" office:date-value="2022-11-30" calcext:value-type="date">
            <text:p>30.11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ssive Talent</text:p>
          </table:table-cell>
          <table:table-cell office:value-type="date" office:date-value="2022-11-29" calcext:value-type="date">
            <text:p>29.11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e on Come on</text:p>
          </table:table-cell>
          <table:table-cell office:value-type="date" office:date-value="2022-11-23" calcext:value-type="date">
            <text:p>23.11.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date" office:date-value="2022-11-22" calcext:value-type="date">
            <text:p>22.11.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date" office:date-value="2022-11-15" calcext:value-type="date">
            <text:p>15.11.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r schlimmste Mensch der Welt</text:p>
          </table:table-cell>
          <table:table-cell office:value-type="date" office:date-value="2022-11-08" calcext:value-type="date">
            <text:p>08.11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volution of our Times</text:p>
          </table:table-cell>
          <table:table-cell office:value-type="date" office:date-value="2022-11-02" calcext:value-type="date">
            <text:p>02.11.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e Innocents </text:p>
          </table:table-cell>
          <table:table-cell office:value-type="date" office:date-value="2022-10-26" calcext:value-type="date">
            <text:p>26.10.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Batman </text:p>
          </table:table-cell>
          <table:table-cell office:value-type="date" office:date-value="2022-10-25" calcext:value-type="date">
            <text:p>25.10.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date" office:date-value="2022-07-14" calcext:value-type="date">
            <text:p>14.07.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tite Maman</text:p>
          </table:table-cell>
          <table:table-cell office:value-type="date" office:date-value="2022-07-13" calcext:value-type="date">
            <text:p>13.07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ive My Car</text:p>
          </table:table-cell>
          <table:table-cell office:value-type="date" office:date-value="2022-07-12" calcext:value-type="date">
            <text:p>12.07.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uben Brandt</text:p>
          </table:table-cell>
          <table:table-cell office:value-type="date" office:date-value="2022-07-06" calcext:value-type="date">
            <text:p>06.07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derman: No way Home</text:p>
          </table:table-cell>
          <table:table-cell office:value-type="date" office:date-value="2022-07-05" calcext:value-type="date">
            <text:p>05.07.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at Singers</text:p>
          </table:table-cell>
          <table:table-cell office:value-type="date" office:date-value="2022-06-30" calcext:value-type="date">
            <text:p>30.06.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e you lonesome tonight</text:p>
          </table:table-cell>
          <table:table-cell office:value-type="date" office:date-value="2022-06-29" calcext:value-type="date">
            <text:p>29.06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 oder der Gang vor die Hunde</text:p>
          </table:table-cell>
          <table:table-cell office:value-type="date" office:date-value="2022-06-28" calcext:value-type="date">
            <text:p>28.06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nzessin Mononoke</text:p>
          </table:table-cell>
          <table:table-cell office:value-type="date" office:date-value="2022-06-23" calcext:value-type="date">
            <text:p>23.06.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ie Unbeugsamen</text:p>
          </table:table-cell>
          <table:table-cell office:value-type="date" office:date-value="2022-06-22" calcext:value-type="date">
            <text:p>22.06.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e Suicide Squad</text:p>
          </table:table-cell>
          <table:table-cell office:value-type="date" office:date-value="2022-04-28" calcext:value-type="date">
            <text:p>28.04.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ruk </text:p>
          </table:table-cell>
          <table:table-cell office:value-type="date" office:date-value="2022-04-27" calcext:value-type="date">
            <text:p>27.04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ane </text:p>
          </table:table-cell>
          <table:table-cell office:value-type="date" office:date-value="2022-04-26" calcext:value-type="date">
            <text:p>26.04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ar Window</text:p>
          </table:table-cell>
          <table:table-cell office:value-type="date" office:date-value="2022-04-21" calcext:value-type="date">
            <text:p>21.04.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 Casa Lobo</text:p>
          </table:table-cell>
          <table:table-cell office:value-type="date" office:date-value="2022-04-20" calcext:value-type="date">
            <text:p>20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anto</text:p>
          </table:table-cell>
          <table:table-cell office:value-type="date" office:date-value="2022-04-19" calcext:value-type="date">
            <text:p>19.04.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oksmart</text:p>
          </table:table-cell>
          <table:table-cell office:value-type="date" office:date-value="2022-04-14" calcext:value-type="date">
            <text:p>14.04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Green Knight</text:p>
          </table:table-cell>
          <table:table-cell office:value-type="date" office:date-value="2022-04-13" calcext:value-type="date">
            <text:p>13.04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 Naked Gun I: From the Files of Police Squad! </text:p>
          </table:table-cell>
          <table:table-cell office:value-type="date" office:date-value="2022-04-12" calcext:value-type="date">
            <text:p>12.04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Father </text:p>
          </table:table-cell>
          <table:table-cell office:value-type="date" office:date-value="2022-04-07" calcext:value-type="date">
            <text:p>07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lin Alexanderplatz</text:p>
          </table:table-cell>
          <table:table-cell office:value-type="date" office:date-value="2022-04-06" calcext:value-type="date">
            <text:p>06.0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e </text:p>
          </table:table-cell>
          <table:table-cell office:value-type="date" office:date-value="2022-04-05" calcext:value-type="date">
            <text:p>05.04.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sycho Goreman</text:p>
          </table:table-cell>
          <table:table-cell office:value-type="date" office:date-value="2022-06-21" calcext:value-type="date">
            <text:p>21.06.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ür Sama</text:p>
          </table:table-cell>
          <table:table-cell office:value-type="date" office:date-value="2022-06-15" calcext:value-type="date">
            <text:p>15.06.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nette</text:p>
          </table:table-cell>
          <table:table-cell office:value-type="date" office:date-value="2022-05-31" calcext:value-type="date">
            <text:p>31.05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gman Island</text:p>
          </table:table-cell>
          <table:table-cell office:value-type="date" office:date-value="2022-05-18" calcext:value-type="date">
            <text:p>18.05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lma</text:p>
          </table:table-cell>
          <table:table-cell office:value-type="date" office:date-value="2022-05-17" calcext:value-type="date">
            <text:p>17.0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etta</text:p>
          </table:table-cell>
          <table:table-cell office:value-type="date" office:date-value="2022-05-12" calcext:value-type="date">
            <text:p>12.05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ker </text:p>
          </table:table-cell>
          <table:table-cell office:value-type="date" office:date-value="2022-05-11" calcext:value-type="date">
            <text:p>11.05.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date" office:date-value="2022-05-10" calcext:value-type="date">
            <text:p>10.05.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b 2021</text:p>
          </table:table-cell>
          <table:table-cell office:value-type="date" office:date-value="2022-05-05" calcext:value-type="date">
            <text:p>05.05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he Nightingale</text:p>
          </table:table-cell>
          <table:table-cell office:value-type="date" office:date-value="2022-05-04" calcext:value-type="date">
            <text:p>04.05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fangen im Netz</text:p>
          </table:table-cell>
          <table:table-cell office:value-type="date" office:date-value="2022-05-03" calcext:value-type="date">
            <text:p>03.05.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ue My Mind</text:p>
          </table:table-cell>
          <table:table-cell office:value-type="date" office:date-value="2019-04-16" calcext:value-type="date">
            <text:p>16.04.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e Favourite</text:p>
          </table:table-cell>
          <table:table-cell office:value-type="date" office:date-value="2019-07-02" calcext:value-type="date">
            <text:p>02.07.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erfect Blue</text:p>
          </table:table-cell>
          <table:table-cell office:value-type="date" office:date-value="2019-07-04" calcext:value-type="date">
            <text:p>04.07.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autiful Boy</text:p>
          </table:table-cell>
          <table:table-cell office:value-type="date" office:date-value="2019-07-09" calcext:value-type="date">
            <text:p>09.07.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it</text:p>
          </table:table-cell>
          <table:table-cell office:value-type="date" office:date-value="2019-04-17" calcext:value-type="date">
            <text:p>17.04.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ve made a Maze</text:p>
          </table:table-cell>
          <table:table-cell office:value-type="date" office:date-value="2019-04-23" calcext:value-type="date">
            <text:p>23.04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ylent Green</text:p>
          </table:table-cell>
          <table:table-cell office:value-type="date" office:date-value="2019-04-24" calcext:value-type="date">
            <text:p>24.04.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cQueen</text:p>
          </table:table-cell>
          <table:table-cell office:value-type="date" office:date-value="2019-04-25" calcext:value-type="date">
            <text:p>25.04.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Why Are We Creative</text:p>
          </table:table-cell>
          <table:table-cell office:value-type="date" office:date-value="2019-04-30" calcext:value-type="date">
            <text:p>30.04.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eave no Trace</text:p>
          </table:table-cell>
          <table:table-cell office:value-type="date" office:date-value="2019-05-02" calcext:value-type="date">
            <text:p>02.05.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iderman A new Universe</text:p>
          </table:table-cell>
          <table:table-cell office:value-type="date" office:date-value="2019-05-07" calcext:value-type="date">
            <text:p>07.05.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merican Animals</text:p>
          </table:table-cell>
          <table:table-cell office:value-type="date" office:date-value="2019-05-09" calcext:value-type="date">
            <text:p>09.05.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la Fuhaz</text:p>
          </table:table-cell>
          <table:table-cell office:value-type="date" office:date-value="2019-05-14" calcext:value-type="date">
            <text:p>14.05.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ndy</text:p>
          </table:table-cell>
          <table:table-cell office:value-type="date" office:date-value="2019-05-16" calcext:value-type="date">
            <text:p>16.05.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d 90s</text:p>
          </table:table-cell>
          <table:table-cell office:value-type="date" office:date-value="2019-05-23" calcext:value-type="date">
            <text:p>23.05.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oys for Sale</text:p>
          </table:table-cell>
          <table:table-cell office:value-type="date" office:date-value="2019-05-27" calcext:value-type="date">
            <text:p>27.05.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tyx</text:p>
          </table:table-cell>
          <table:table-cell office:value-type="date" office:date-value="2019-05-28" calcext:value-type="date">
            <text:p>28.05.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strid</text:p>
          </table:table-cell>
          <table:table-cell office:value-type="date" office:date-value="2019-06-05" calcext:value-type="date">
            <text:p>05.06.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gman</text:p>
          </table:table-cell>
          <table:table-cell office:value-type="date" office:date-value="2019-06-06" calcext:value-type="date">
            <text:p>06.06.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ve, Simon</text:p>
          </table:table-cell>
          <table:table-cell office:value-type="date" office:date-value="2019-06-18" calcext:value-type="date">
            <text:p>18.06.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he House That Jack Built</text:p>
          </table:table-cell>
          <table:table-cell office:value-type="date" office:date-value="2019-06-19" calcext:value-type="date">
            <text:p>19.06.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hantastische Tierwesen</text:p>
          </table:table-cell>
          <table:table-cell office:value-type="date" office:date-value="2019-06-25" calcext:value-type="date">
            <text:p>25.06.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e End of Meat</text:p>
          </table:table-cell>
          <table:table-cell office:value-type="date" office:date-value="2019-06-26" calcext:value-type="date">
            <text:p>26.06.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quiem for a dream</text:p>
          </table:table-cell>
          <table:table-cell office:value-type="date" office:date-value="2019-04-10" calcext:value-type="date">
            <text:p>10.04.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ingsman: The golden Circle</text:p>
          </table:table-cell>
          <table:table-cell office:value-type="date" office:date-value="2018-04-10" calcext:value-type="date">
            <text:p>10.04.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heheran Tabu</text:p>
          </table:table-cell>
          <table:table-cell office:value-type="date" office:date-value="2018-04-17" calcext:value-type="date">
            <text:p>17.04.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troit</text:p>
          </table:table-cell>
          <table:table-cell office:value-type="date" office:date-value="2018-04-18" calcext:value-type="date">
            <text:p>18.04.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e Square </text:p>
          </table:table-cell>
          <table:table-cell office:value-type="date" office:date-value="2018-04-25" calcext:value-type="date">
            <text:p>25.04.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dlands</text:p>
          </table:table-cell>
          <table:table-cell office:value-type="date" office:date-value="2018-04-26" calcext:value-type="date">
            <text:p>26.04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usu</text:p>
          </table:table-cell>
          <table:table-cell office:value-type="date" office:date-value="2018-05-02" calcext:value-type="date">
            <text:p>02.05.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rdboy</text:p>
          </table:table-cell>
          <table:table-cell office:value-type="date" office:date-value="2018-05-08" calcext:value-type="date">
            <text:p>08.05.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e Big Sick</text:p>
          </table:table-cell>
          <table:table-cell office:value-type="date" office:date-value="2018-05-10" calcext:value-type="date">
            <text:p>10.05.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date" office:date-value="2018-05-09" calcext:value-type="date">
            <text:p>09.05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de Runner 2049</text:p>
          </table:table-cell>
          <table:table-cell office:value-type="date" office:date-value="2018-05-15" calcext:value-type="date">
            <text:p>15.05.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reeheld</text:p>
          </table:table-cell>
          <table:table-cell office:value-type="date" office:date-value="2018-05-16" calcext:value-type="date">
            <text:p>16.05.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date" office:date-value="2018-05-29" calcext:value-type="date">
            <text:p>29.05.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ero </text:p>
          </table:table-cell>
          <table:table-cell office:value-type="date" office:date-value="2018-05-30" calcext:value-type="date">
            <text:p>30.05.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our Name </text:p>
          </table:table-cell>
          <table:table-cell office:value-type="date" office:date-value="2018-06-05" calcext:value-type="date">
            <text:p>05.06.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us dem Nichts</text:p>
          </table:table-cell>
          <table:table-cell office:value-type="date" office:date-value="2018-06-06" calcext:value-type="date">
            <text:p>06.06.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ie Vierhändige </text:p>
          </table:table-cell>
          <table:table-cell office:value-type="date" office:date-value="2018-06-20" calcext:value-type="date">
            <text:p>20.06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is Vincent</text:p>
          </table:table-cell>
          <table:table-cell office:value-type="date" office:date-value="2018-06-26" calcext:value-type="date">
            <text:p>26.06.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I, Tonya</text:p>
          </table:table-cell>
          <table:table-cell office:value-type="date" office:date-value="2018-06-27" calcext:value-type="date">
            <text:p>27.06.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all me by your name</text:p>
          </table:table-cell>
          <table:table-cell office:value-type="date" office:date-value="2018-07-04" calcext:value-type="date">
            <text:p>04.07.18</text:p>
          </table:table-cell>
          <table:table-cell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20:53:30.655473275</meta:creation-date>
    <dc:date>2023-06-19T22:44:52.807912030</dc:date>
    <meta:editing-duration>PT8M5S</meta:editing-duration>
    <meta:editing-cycles>6</meta:editing-cycles>
    <meta:generator>LibreOffice/7.3.7.2$Linux_X86_64 LibreOffice_project/30$Build-2</meta:generator>
    <meta:document-statistic meta:table-count="1" meta:cell-count="309" meta:object-count="0"/>
  </office:meta>
</office:document-meta>
</file>